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ext:span>The Arc consists of a background and a foreground arc. The foreground (indicator) can be touch-adjusted.</text:span></text:p><text:p text:style-name="Standard"/><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Number</text:span>
                                                                    </text:h>
                                                                </text:list-item>
                                                            </text:list>
                                                        </text:list-item>
                                                    </text:list>
                                                </text:list-item>
                                            </text:list>
                                            <text:p text:style-name="Standard"><text:span>The minimum value that can be selected by the </text:span><text:span text:style-name="backtick">Value</text:span><text:span> property.</text:span></text:p>,
                                            <text:list xml:id="list_Arc5" text:continue-numbering="true" text:continue-list="list_Arc4" text:style-name="Outline">
                                                <text:list-item>
                                                    <text:list>
                                                        <text:list-item>
                                                            <text:list>
                                                                <text:list-item>
                                                                    <text:h text:style-name="Heading_20_3" text:outline-level="3">
                                                                        Range max
                                                                        <text:s text:c="4"/>
                                                                        <text:span text:style-name="T2">Number</text:span>
                                                                    </text:h>
                                                                </text:list-item>
                                                            </text:list>
                                                        </text:list-item>
                                                    </text:list>
                                                </text:list-item>
                                            </text:list>
                                            <text:p text:style-name="Standard"><text:span>The maximum value that can be selected by the </text:span><text:span text:style-name="backtick">Value</text:span><text:span> property.</text:span></text:p>,
                                            <text:list xml:id="list_Arc6" text:continue-numbering="true" text:continue-list="list_Arc5"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value, in the range given by </text:span><text:span text:style-name="backtick">Range min</text:span><text:span> and </text:span><text:span text:style-name="backtick">Range max</text:span><text:span>, which sets the size of foreground (indicator) arc relative to the background arc.</text:span></text:p>,
                                            <text:list xml:id="list_Arc7" text:continue-numbering="true" text:continue-list="list_Arc6"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Defines whether the </text:span><text:span text:style-name="backtick">Value</text:span><text:span> will be given as a Literal or as an Expression.</text:span></text:p>,
                                            <text:list xml:id="list_Arc8" text:continue-numbering="true" text:continue-list="list_Arc7"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text:span>Start angle of the background arc. Zero degrees is at the middle right (3 o'clock) of the object and the degrees are increasing in clockwise direction. The angles should be in the </text:span><text:span text:style-name="backtick">[0, 360]</text:span><text:span> range.</text:span></text:p>,
                                            <text:list xml:id="list_Arc9" text:continue-numbering="true" text:continue-list="list_Arc8"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text:span>End angle of the background arc. Zero degrees is at the middle right (3 o'clock) of the object and the degrees are increasing in clockwise direction. The angles should be in the </text:span><text:span text:style-name="backtick">[0, 360]</text:span><text:span> range.</text:span></text:p>,
                                            <text:list xml:id="list_Arc10" text:continue-numbering="true" text:continue-list="list_Arc9"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arc can be one of the following modes:</text:span></text:p><text:p text:style-name="Standard"/><text:list xml:id="list_Arc11" text:style-name="List_20_1">
                    <text:list-item>
                            <text:p text:style-name="List_20_1_20_Start">
                            <text:span><text:span text:style-name="backtick">NORMAL</text:span><text:span> – The indicator arc is drawn from the minimum value to the current.</text:span></text:span>
                            </text:p>
                        </text:list-item>
                        
<text:list-item>
                            <text:p text:style-name="List_20_1">
                            <text:span><text:span text:style-name="backtick">REVERSE</text:span><text:span> – The indicator arc is drawn counter-clockwise from the maximum value to the current.</text:span></text:span>
                            </text:p>
                        </text:list-item>
                        
<text:list-item>
                            <text:p text:style-name="List_20_1_20_End">
                            <text:span><text:span text:style-name="backtick">SYMMETRICAL</text:span><text:span> – The indicator arc is drawn from the middle point to the current value.</text:span></text:span>
                            </text:p>
                        </text:list-item>
                        
                </text:list>,
                                            <text:list xml:id="list_Arc12" text:continue-numbering="true" text:continue-list="list_Arc10"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An offset to the 0 degree positio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3" text:continue-numbering="true" text:continue-list="list_Arc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4" text:continue-numbering="true" text:continue-list="list_Arc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Arc15" text:continue-numbering="true" text:continue-list="list_Arc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Arc16" text:continue-numbering="true" text:continue-list="list_Arc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Arc17" text:continue-numbering="true" text:continue-list="list_Arc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Arc18"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Arc19" text:continue-numbering="true" text:continue-list="list_Arc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Arc20" text:continue-numbering="true" text:continue-list="list_Arc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Arc21"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Arc22" text:continue-numbering="true" text:continue-list="list_Arc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Arc23" text:continue-numbering="true" text:continue-list="list_Arc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Arc24"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Arc25" text:continue-numbering="true" text:continue-list="list_Arc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Arc26" text:continue-numbering="true" text:continue-list="list_Arc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Arc27"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28" text:continue-numbering="true" text:continue-list="list_Arc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29" text:continue-numbering="true" text:continue-list="list_Arc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Arc30" text:continue-numbering="true" text:continue-list="list_Arc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Arc31" text:continue-numbering="true" text:continue-list="list_Arc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Arc32" text:continue-numbering="true" text:continue-list="list_Arc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Arc33" text:continue-numbering="true" text:continue-list="list_Arc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Arc34" text:continue-numbering="true" text:continue-list="list_Arc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Arc35" text:continue-numbering="true" text:continue-list="list_Arc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Arc36" text:continue-numbering="true" text:continue-list="list_Arc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Arc37" text:continue-numbering="true" text:continue-list="list_Arc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Arc38" text:continue-numbering="true" text:continue-list="list_Arc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Arc39" text:continue-numbering="true" text:continue-list="list_Arc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Arc40" text:continue-numbering="true" text:continue-list="list_Arc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Arc41" text:continue-numbering="true" text:continue-list="list_Arc4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Arc42" text:continue-numbering="true" text:continue-list="list_Arc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Arc43" text:continue-numbering="true" text:continue-list="list_Arc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Arc44" text:continue-numbering="true" text:continue-list="list_Arc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Arc45" text:continue-numbering="true" text:continue-list="list_Arc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Arc46" text:continue-numbering="true" text:continue-list="list_Arc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Arc47" text:continue-numbering="true" text:continue-list="list_Arc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Arc48" text:continue-numbering="true" text:continue-list="list_Arc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Arc49" text:continue-numbering="true" text:continue-list="list_Arc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Arc50" text:continue-numbering="true" text:continue-list="list_Arc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Arc51" text:continue-numbering="true" text:continue-list="list_Arc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2" text:continue-numbering="true" text:continue-list="list_Arc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Arc53" text:continue-numbering="true" text:continue-list="list_Arc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Arc54" text:continue-numbering="true" text:continue-list="list_Arc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Arc55" text:continue-numbering="true" text:continue-list="list_Arc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Arc56" text:continue-numbering="true" text:continue-list="list_Arc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Arc57" text:continue-numbering="true" text:continue-list="list_Arc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58" text:continue-numbering="true" text:continue-list="list_Arc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Arc5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0" text:continue-numbering="true" text:continue-list="list_Arc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Arc61" text:continue-numbering="true" text:continue-list="list_Arc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Arc62" text:continue-numbering="true" text:continue-list="list_Arc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63" text:style-name="List_20_1">
                    <text:list-item>
                            <text:p text:style-name="List_20_1_20_Start">
                            <text:span><text:span text:style-name="T1">LVGL Widgets Demo</text:span></text:span>
                            </text:p>
                        </text:list-item>
                        
<text:list-item>
                            <text:p text:style-name="List_20_1_20_End">
                            <text:span><text:span text:style-name="T1">Smart Hom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